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4b3" officeooo:paragraph-rsid="000f24b3"/>
    </style:style>
    <style:style style:name="P2" style:family="paragraph" style:parent-style-name="Preformatted_20_Text">
      <style:text-properties fo:color="#000000" style:font-name="DejaVu Sans Mono" officeooo:rsid="000f24b3" officeooo:paragraph-rsid="000f24b3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weight="bold"/>
    </style:style>
    <style:style style:name="T3" style:family="text">
      <style:text-properties fo:color="#008080"/>
    </style:style>
    <style:style style:name="T4" style:family="text">
      <style:text-properties fo:color="#008080" style:font-name="DejaVu Sans Mono"/>
    </style:style>
    <style:style style:name="T5" style:family="text">
      <style:text-properties style:font-name="DejaVu Sans Mono"/>
    </style:style>
    <style:style style:name="T6" style:family="text">
      <style:text-properties fo:color="#660e7a" style:font-name="DejaVu Sans Mono"/>
    </style:style>
    <style:style style:name="T7" style:family="text">
      <style:text-properties fo:color="#0000ff" style:font-name="DejaVu Sans Mono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tyle="italic"/>
    </style:style>
    <style:style style:name="T10" style:family="text">
      <style:text-properties fo:color="#008000" style:font-name="DejaVu Sans Mono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.</text:p>
      <text:p text:style-name="P1"><text:tab/>Ниже представлен алгоритм удаления вершины, описанный в русской Википедии. Для более детального рассмотрения данного алгоритма можно также посмотреть данную статью.</text:p>
      <text:p text:style-name="P1"><text:a xlink:type="simple" xlink:href="https://habrahabr.ru/post/150732/" text:style-name="Internet_20_link" text:visited-style-name="Visited_20_Internet_20_Link">Статья про AVL.</text:a></text:p>
      <text:p text:style-name="P1"/>
      <text:p text:style-name="P2"><text:span text:style-name="T1">class </text:span><text:span text:style-name="T3">AVLTree </text:span>{</text:p>
      <text:p text:style-name="P5"><text:span text:style-name="T1">public</text:span>:</text:p>
      <text:p text:style-name="P4"><text:s text:c="4"/><text:span text:style-name="T5">AVLTree() : </text:span><text:span text:style-name="T6">root</text:span><text:span text:style-name="T5">(</text:span><text:span text:style-name="T2">nullptr</text:span><text:span text:style-name="T5">) {}</text:span></text:p>
      <text:p text:style-name="P4"><text:s text:c="4"/><text:span text:style-name="T5">~AVLTree(){</text:span></text:p>
      <text:p text:style-name="P4"><text:s text:c="8"/><text:span text:style-name="T2">if</text:span><text:span text:style-name="T5">(</text:span><text:span text:style-name="T6">root</text:span><text:span text:style-name="T5">) </text:span><text:span text:style-name="T2">delete </text:span><text:span text:style-name="T6">root</text:span><text:span text:style-name="T5">;</text:span></text:p>
      <text:p text:style-name="P4"><text:s text:c="4"/><text:span text:style-name="T5">}</text:span></text:p>
      <text:p text:style-name="P4"><text:s text:c="4"/><text:span text:style-name="T2">void </text:span><text:span text:style-name="T5">insert(</text:span><text:span text:style-name="T2">int </text:span><text:span text:style-name="T5">value) {</text:span></text:p>
      <text:p text:style-name="P4"><text:s text:c="8"/><text:span text:style-name="T6">root </text:span><text:span text:style-name="T5">= insert(</text:span><text:span text:style-name="T6">root</text:span><text:span text:style-name="T5">, value);</text:span></text:p>
      <text:p text:style-name="P4"><text:s text:c="4"/><text:span text:style-name="T5">}</text:span></text:p>
      <text:p text:style-name="P4"><text:s text:c="4"/><text:span text:style-name="T2">bool </text:span><text:span text:style-name="T5">contains(</text:span><text:span text:style-name="T2">int </text:span><text:span text:style-name="T5">value) {</text:span></text:p>
      <text:p text:style-name="P4"><text:s text:c="8"/><text:span text:style-name="T2">return </text:span><text:span text:style-name="T5">contains(</text:span><text:span text:style-name="T6">root</text:span><text:span text:style-name="T5">, value);</text:span></text:p>
      <text:p text:style-name="P4"><text:s text:c="4"/><text:span text:style-name="T5">}</text:span></text:p>
      <text:p text:style-name="P4"><text:s text:c="4"/><text:span text:style-name="T2">int </text:span><text:span text:style-name="T5">height() {</text:span></text:p>
      <text:p text:style-name="P4"><text:s text:c="8"/><text:span text:style-name="T2">return </text:span><text:span text:style-name="T5">height(</text:span><text:span text:style-name="T6">root</text:span><text:span text:style-name="T5">);</text:span></text:p>
      <text:p text:style-name="P4"><text:s text:c="4"/><text:span text:style-name="T5">}</text:span></text:p>
      <text:p text:style-name="P4"><text:s text:c="4"/><text:span text:style-name="T2">void </text:span><text:span text:style-name="T5">remove(</text:span><text:span text:style-name="T2">int </text:span><text:span text:style-name="T5">key) {</text:span></text:p>
      <text:p text:style-name="P4"><text:s text:c="8"/><text:span text:style-name="T5">_remove(</text:span><text:span text:style-name="T6">root</text:span><text:span text:style-name="T5">, key);</text:span></text:p>
      <text:p text:style-name="P4"><text:s text:c="4"/><text:span text:style-name="T5">}</text:span></text:p>
      <text:p text:style-name="P5"><text:span text:style-name="T1">private</text:span>:</text:p>
      <text:p text:style-name="P4"><text:s text:c="4"/><text:span text:style-name="T2">int </text:span><text:span text:style-name="T5">height(</text:span><text:span text:style-name="T4">Node </text:span><text:span text:style-name="T5">* n) {</text:span></text:p>
      <text:p text:style-name="P4"><text:s text:c="8"/><text:span text:style-name="T2">if</text:span><text:span text:style-name="T5">(n) </text:span><text:span text:style-name="T2">return </text:span><text:span text:style-name="T5">n-&gt;</text:span><text:span text:style-name="T6">height</text:span><text:span text:style-name="T5">;</text:span></text:p>
      <text:p text:style-name="P4"><text:s text:c="8"/><text:span text:style-name="T2">return </text:span><text:span text:style-name="T7">0</text:span><text:span text:style-name="T5">;</text:span></text:p>
      <text:p text:style-name="P4"><text:s text:c="4"/><text:span text:style-name="T5">}</text:span></text:p>
      <text:p text:style-name="P4"><text:s text:c="4"/><text:span text:style-name="T4">Node </text:span><text:span text:style-name="T5">* insert(</text:span><text:span text:style-name="T4">Node </text:span><text:span text:style-name="T5">* n, </text:span><text:span text:style-name="T2">int </text:span><text:span text:style-name="T5">value){</text:span></text:p>
      <text:p text:style-name="P4"><text:s text:c="8"/><text:span text:style-name="T2">if</text:span><text:span text:style-name="T5">(!n) </text:span><text:span text:style-name="T2">return new </text:span><text:span text:style-name="T5">Node(value);</text:span></text:p>
      <text:p text:style-name="P4"><text:s text:c="8"/><text:span text:style-name="T2">if</text:span><text:span text:style-name="T5">(value &lt; n-&gt;</text:span><text:span text:style-name="T6">value</text:span><text:span text:style-name="T5">) n-&gt;</text:span><text:span text:style-name="T6">left </text:span><text:span text:style-name="T5">= insert(n-&gt;</text:span><text:span text:style-name="T6">left</text:span><text:span text:style-name="T5">, value);</text:span></text:p>
      <text:p text:style-name="P4"><text:s text:c="8"/><text:span text:style-name="T2">else </text:span><text:span text:style-name="T5">n-&gt;</text:span><text:span text:style-name="T6">right </text:span><text:span text:style-name="T5">= insert(n-&gt;</text:span><text:span text:style-name="T6">right</text:span><text:span text:style-name="T5">, value);</text:span></text:p>
      <text:p text:style-name="P4"><text:s text:c="8"/><text:span text:style-name="T2">return </text:span><text:span text:style-name="T5">balance(n); </text:span><text:span text:style-name="T9">// после вставки балансируем вершины</text:span></text:p>
      <text:p text:style-name="P4"><text:span text:style-name="T8"><text:s text:c="4"/></text:span><text:span text:style-name="T5">}</text:span></text:p>
      <text:p text:style-name="P4"><text:s text:c="4"/><text:span text:style-name="T2">bool </text:span><text:span text:style-name="T5">contains(</text:span><text:span text:style-name="T4">Node </text:span><text:span text:style-name="T5">* n, </text:span><text:span text:style-name="T2">int </text:span><text:span text:style-name="T5">value) {</text:span></text:p>
      <text:p text:style-name="P4"><text:s text:c="8"/><text:span text:style-name="T2">if</text:span><text:span text:style-name="T5">(!n) </text:span><text:span text:style-name="T2">return false</text:span><text:span text:style-name="T5">; </text:span><text:span text:style-name="T9">// если долшли до пустой вершины, значит элемента нет в дереве</text:span></text:p>
      <text:p text:style-name="P4"><text:span text:style-name="T8"><text:s text:c="8"/></text:span><text:span text:style-name="T2">if</text:span><text:span text:style-name="T5">(n-&gt;</text:span><text:span text:style-name="T6">value </text:span><text:span text:style-name="T5">== value) </text:span><text:span text:style-name="T2">return true</text:span><text:span text:style-name="T5">; </text:span><text:span text:style-name="T9">// если сопал с вершиной, то значит нашли</text:span></text:p>
      <text:p text:style-name="P4"><text:span text:style-name="T8"><text:s text:c="8"/></text:span><text:span text:style-name="T2">if</text:span><text:span text:style-name="T5">(value &lt; n-&gt;</text:span><text:span text:style-name="T6">value</text:span><text:span text:style-name="T5">) {</text:span></text:p>
      <text:p text:style-name="P4"><text:s text:c="12"/><text:span text:style-name="T4">std</text:span><text:span text:style-name="T5">::cout </text:span><text:span text:style-name="T4">&lt;&lt; </text:span><text:span text:style-name="T5">value </text:span><text:span text:style-name="T4">&lt;&lt; </text:span><text:span text:style-name="T10">" &lt; " </text:span><text:span text:style-name="T4">&lt;&lt; </text:span><text:span text:style-name="T5">n-&gt;</text:span><text:span text:style-name="T6">value </text:span><text:span text:style-name="T4">&lt;&lt; std</text:span><text:span text:style-name="T5">::endl;</text:span></text:p>
      <text:p text:style-name="P4"><text:s text:c="12"/><text:span text:style-name="T2">return </text:span><text:span text:style-name="T5">contains(n-&gt;</text:span><text:span text:style-name="T6">left</text:span><text:span text:style-name="T5">, value); </text:span><text:span text:style-name="T9">// если меньше - ищем в левом</text:span></text:p>
      <text:p text:style-name="P4"><text:span text:style-name="T8"><text:s text:c="8"/></text:span><text:span text:style-name="T5">}</text:span></text:p>
      <text:p text:style-name="P4"><text:s text:c="8"/><text:span text:style-name="T2">else </text:span><text:span text:style-name="T5">{</text:span></text:p>
      <text:p text:style-name="P4"><text:s text:c="12"/><text:span text:style-name="T4">std</text:span><text:span text:style-name="T5">::cout </text:span><text:span text:style-name="T4">&lt;&lt; </text:span><text:span text:style-name="T5">value </text:span><text:span text:style-name="T4">&lt;&lt; </text:span><text:span text:style-name="T10">" &gt; " </text:span><text:span text:style-name="T4">&lt;&lt; </text:span><text:span text:style-name="T5">n-&gt;</text:span><text:span text:style-name="T6">value </text:span><text:span text:style-name="T4">&lt;&lt; std</text:span><text:span text:style-name="T5">::endl;</text:span></text:p>
      <text:p text:style-name="P4"><text:s text:c="12"/><text:span text:style-name="T2">return </text:span><text:span text:style-name="T5">contains(n-&gt;</text:span><text:span text:style-name="T6">right</text:span><text:span text:style-name="T5">, value); </text:span><text:span text:style-name="T9">// если больше - <text:s/>в правом</text:span></text:p>
      <text:p text:style-name="P4"><text:span text:style-name="T8"><text:s text:c="8"/></text:span><text:span text:style-name="T5">}</text:span></text:p>
      <text:p text:style-name="P4"><text:s text:c="4"/><text:span text:style-name="T5">}</text:span></text:p>
      <text:p text:style-name="P4"><text:s text:c="4"/><text:span text:style-name="T2">int </text:span><text:span text:style-name="T5">delta(</text:span><text:span text:style-name="T4">Node </text:span><text:span text:style-name="T5">* n) {</text:span></text:p>
      <text:p text:style-name="P4"><text:s text:c="8"/><text:span text:style-name="T2">return </text:span><text:span text:style-name="T5">height(n-&gt;</text:span><text:span text:style-name="T6">right</text:span><text:span text:style-name="T5">) - height(n-&gt;</text:span><text:span text:style-name="T6">left</text:span><text:span text:style-name="T5">); </text:span><text:span text:style-name="T9">// считаем разницу в высотах</text:span></text:p>
      <text:p text:style-name="P4"><text:span text:style-name="T8"><text:s text:c="4"/></text:span><text:span text:style-name="T5">}</text:span></text:p>
      <text:p text:style-name="P4"><text:s text:c="4"/><text:span text:style-name="T2">void </text:span><text:span text:style-name="T5">restore_height(</text:span><text:span text:style-name="T4">Node </text:span><text:span text:style-name="T5">* n) {</text:span></text:p>
      <text:p text:style-name="P4"><text:s text:c="8"/><text:span text:style-name="T5">n-&gt;</text:span><text:span text:style-name="T6">height </text:span><text:span text:style-name="T5">= </text:span><text:span text:style-name="T4">std</text:span><text:span text:style-name="T5">::max(height(n-&gt;</text:span><text:span text:style-name="T6">left</text:span><text:span text:style-name="T5">), height(n-&gt;</text:span><text:span text:style-name="T6">right</text:span><text:span text:style-name="T5">)) + </text:span><text:span text:style-name="T7">1</text:span><text:span text:style-name="T5">;</text:span></text:p>
      <text:p text:style-name="P4"><text:s text:c="4"/><text:span text:style-name="T5">}</text:span></text:p>
      <text:p text:style-name="P4"><text:s text:c="4"/><text:span text:style-name="T4">Node </text:span><text:span text:style-name="T5">* right_rotate(</text:span><text:span text:style-name="T4">Node </text:span><text:span text:style-name="T5">* a) { </text:span><text:span text:style-name="T9">// малое правое вращение</text:span></text:p>
      <text:p text:style-name="P4"><text:span text:style-name="T8"><text:s text:c="8"/></text:span><text:span text:style-name="T4">Node</text:span><text:span text:style-name="T5">* b = a-&gt;</text:span><text:span text:style-name="T6">left</text:span><text:span text:style-name="T5">;</text:span></text:p>
      <text:p text:style-name="P4"><text:s text:c="8"/><text:span text:style-name="T5">a-&gt;</text:span><text:span text:style-name="T6">left </text:span><text:span text:style-name="T5">= b-&gt;</text:span><text:span text:style-name="T6">right</text:span><text:span text:style-name="T5">;</text:span></text:p>
      <text:p text:style-name="P4"><text:s text:c="8"/><text:span text:style-name="T5">b-&gt;</text:span><text:span text:style-name="T6">right </text:span><text:span text:style-name="T5">= a;</text:span></text:p>
      <text:p text:style-name="P4"><text:soft-page-break/><text:s text:c="8"/><text:span text:style-name="T5">restore_height(a);</text:span></text:p>
      <text:p text:style-name="P4"><text:s text:c="8"/><text:span text:style-name="T5">restore_height(b);</text:span></text:p>
      <text:p text:style-name="P4"><text:s text:c="8"/><text:span text:style-name="T2">return </text:span><text:span text:style-name="T5">b;</text:span></text:p>
      <text:p text:style-name="P4"><text:s text:c="4"/><text:span text:style-name="T5">}</text:span></text:p>
      <text:p text:style-name="P4"><text:s text:c="4"/><text:span text:style-name="T4">Node </text:span><text:span text:style-name="T5">* left_rotate(</text:span><text:span text:style-name="T4">Node </text:span><text:span text:style-name="T5">* b) { </text:span><text:span text:style-name="T9">// малое левое вращение</text:span></text:p>
      <text:p text:style-name="P4"><text:span text:style-name="T8"><text:s text:c="8"/></text:span><text:span text:style-name="T4">Node</text:span><text:span text:style-name="T5">* a = b-&gt;</text:span><text:span text:style-name="T6">right</text:span><text:span text:style-name="T5">;</text:span></text:p>
      <text:p text:style-name="P4"><text:s text:c="8"/><text:span text:style-name="T5">b-&gt;</text:span><text:span text:style-name="T6">right </text:span><text:span text:style-name="T5">= a-&gt;</text:span><text:span text:style-name="T6">left</text:span><text:span text:style-name="T5">;</text:span></text:p>
      <text:p text:style-name="P4"><text:s text:c="8"/><text:span text:style-name="T5">a-&gt;</text:span><text:span text:style-name="T6">left </text:span><text:span text:style-name="T5">= b;</text:span></text:p>
      <text:p text:style-name="P4"><text:s text:c="8"/><text:span text:style-name="T5">restore_height(b);</text:span></text:p>
      <text:p text:style-name="P4"><text:s text:c="8"/><text:span text:style-name="T5">restore_height(a);</text:span></text:p>
      <text:p text:style-name="P4"><text:s text:c="8"/><text:span text:style-name="T2">return </text:span><text:span text:style-name="T5">a;</text:span></text:p>
      <text:p text:style-name="P4"><text:s text:c="4"/><text:span text:style-name="T5">}</text:span></text:p>
      <text:p text:style-name="P4"><text:s text:c="4"/><text:span text:style-name="T4">Node </text:span><text:span text:style-name="T5">* balance(</text:span><text:span text:style-name="T4">Node </text:span><text:span text:style-name="T5">* p) { </text:span><text:span text:style-name="T9">// балансировка</text:span></text:p>
      <text:p text:style-name="P4"><text:span text:style-name="T8"><text:s text:c="8"/></text:span><text:span text:style-name="T5">restore_height(p); </text:span><text:span text:style-name="T9">// восстановим высоту</text:span></text:p>
      <text:p text:style-name="P4"><text:span text:style-name="T8"><text:s text:c="8"/></text:span><text:span text:style-name="T2">if</text:span><text:span text:style-name="T5">(delta(p) == </text:span><text:span text:style-name="T7">2</text:span><text:span text:style-name="T5">) { </text:span><text:span text:style-name="T9">// если перевесило правое</text:span></text:p>
      <text:p text:style-name="P4"><text:span text:style-name="T8"><text:s text:c="12"/></text:span><text:span text:style-name="T2">if</text:span><text:span text:style-name="T5">(delta(p-&gt;</text:span><text:span text:style-name="T6">right</text:span><text:span text:style-name="T5">) &lt; </text:span><text:span text:style-name="T7">0</text:span><text:span text:style-name="T5">) p-&gt;</text:span><text:span text:style-name="T6">right </text:span><text:span text:style-name="T5">= right_rotate(p-&gt;</text:span><text:span text:style-name="T6">right</text:span><text:span text:style-name="T5">); </text:span><text:span text:style-name="T9">// если у правого перевешивает левое - вращаем</text:span></text:p>
      <text:p text:style-name="P4"><text:span text:style-name="T8"><text:s text:c="12"/></text:span><text:span text:style-name="T2">return </text:span><text:span text:style-name="T5">left_rotate(p); </text:span><text:span text:style-name="T9">// вращаем</text:span></text:p>
      <text:p text:style-name="P4"><text:span text:style-name="T8"><text:s text:c="8"/></text:span><text:span text:style-name="T5">} </text:span><text:span text:style-name="T2">else if</text:span><text:span text:style-name="T5">(delta(p) == -</text:span><text:span text:style-name="T7">2</text:span><text:span text:style-name="T5">) { </text:span><text:span text:style-name="T9">// симметричные операции</text:span></text:p>
      <text:p text:style-name="P4"><text:span text:style-name="T8"><text:s text:c="12"/></text:span><text:span text:style-name="T2">if</text:span><text:span text:style-name="T5">(delta(p-&gt;</text:span><text:span text:style-name="T6">left</text:span><text:span text:style-name="T5">)&gt;</text:span><text:span text:style-name="T7">0</text:span><text:span text:style-name="T5">) p-&gt;</text:span><text:span text:style-name="T6">left </text:span><text:span text:style-name="T5">= left_rotate(p-&gt;</text:span><text:span text:style-name="T6">left</text:span><text:span text:style-name="T5">);</text:span></text:p>
      <text:p text:style-name="P4"><text:s text:c="12"/><text:span text:style-name="T2">return </text:span><text:span text:style-name="T5">right_rotate(p);</text:span></text:p>
      <text:p text:style-name="P4"><text:s text:c="8"/><text:span text:style-name="T5">}</text:span></text:p>
      <text:p text:style-name="P4"><text:s text:c="8"/><text:span text:style-name="T2">return </text:span><text:span text:style-name="T5">p; </text:span><text:span text:style-name="T9">// если не потребовалась балансировка, то возвращаем эту же вершину</text:span></text:p>
      <text:p text:style-name="P4"><text:span text:style-name="T8"><text:s text:c="4"/></text:span><text:span text:style-name="T5">}</text:span></text:p>
      <text:p text:style-name="P4"><text:s text:c="4"/><text:span text:style-name="T4">Node </text:span><text:span text:style-name="T5">* findmin(</text:span><text:span text:style-name="T4">Node </text:span><text:span text:style-name="T5">* p) {</text:span></text:p>
      <text:p text:style-name="P4"><text:s text:c="8"/><text:span text:style-name="T2">return </text:span><text:span text:style-name="T5">p-&gt;</text:span><text:span text:style-name="T6">left </text:span><text:span text:style-name="T5">? findmin(p-&gt;</text:span><text:span text:style-name="T6">left</text:span><text:span text:style-name="T5">) : p;</text:span></text:p>
      <text:p text:style-name="P4"><text:s text:c="4"/><text:span text:style-name="T5">}</text:span></text:p>
      <text:p text:style-name="P4"><text:s text:c="4"/><text:span text:style-name="T4">Node </text:span><text:span text:style-name="T5">* removemin(</text:span><text:span text:style-name="T4">Node </text:span><text:span text:style-name="T5">* p) {</text:span></text:p>
      <text:p text:style-name="P4"><text:s text:c="8"/><text:span text:style-name="T2">if</text:span><text:span text:style-name="T5">( p-&gt;</text:span><text:span text:style-name="T6">left </text:span><text:span text:style-name="T5">== </text:span><text:span text:style-name="T2">nullptr</text:span><text:span text:style-name="T5">) {</text:span></text:p>
      <text:p text:style-name="P4"><text:s text:c="12"/><text:span text:style-name="T2">return </text:span><text:span text:style-name="T5">p-&gt;</text:span><text:span text:style-name="T6">right</text:span><text:span text:style-name="T5">;</text:span></text:p>
      <text:p text:style-name="P4"><text:s text:c="8"/><text:span text:style-name="T5">}</text:span></text:p>
      <text:p text:style-name="P4"><text:s text:c="8"/><text:span text:style-name="T5">p-&gt;</text:span><text:span text:style-name="T6">left </text:span><text:span text:style-name="T5">= removemin(p-&gt;</text:span><text:span text:style-name="T6">left</text:span><text:span text:style-name="T5">);</text:span></text:p>
      <text:p text:style-name="P4"><text:s text:c="8"/><text:span text:style-name="T2">return </text:span><text:span text:style-name="T5">balance(p);</text:span></text:p>
      <text:p text:style-name="P4"><text:s text:c="4"/><text:span text:style-name="T5">}</text:span></text:p>
      <text:p text:style-name="P4"><text:s text:c="4"/><text:span text:style-name="T4">Node </text:span><text:span text:style-name="T5">* _remove(</text:span><text:span text:style-name="T4">Node </text:span><text:span text:style-name="T5">* p, </text:span><text:span text:style-name="T2">int </text:span><text:span text:style-name="T5">k) {</text:span></text:p>
      <text:p text:style-name="P4"><text:s text:c="8"/><text:span text:style-name="T2">if</text:span><text:span text:style-name="T5">(!p) </text:span><text:span text:style-name="T2">return </text:span><text:span text:style-name="T7">0</text:span><text:span text:style-name="T5">;</text:span></text:p>
      <text:p text:style-name="P4"><text:s text:c="8"/><text:span text:style-name="T2">if</text:span><text:span text:style-name="T5">(k &lt; p-&gt;</text:span><text:span text:style-name="T6">value </text:span><text:span text:style-name="T5">) {</text:span></text:p>
      <text:p text:style-name="P4"><text:s text:c="12"/><text:span text:style-name="T5">p-&gt;</text:span><text:span text:style-name="T6">left </text:span><text:span text:style-name="T5">= _remove(p-&gt;</text:span><text:span text:style-name="T6">left</text:span><text:span text:style-name="T5">, k);</text:span></text:p>
      <text:p text:style-name="P4"><text:s text:c="8"/><text:span text:style-name="T5">}</text:span></text:p>
      <text:p text:style-name="P4"><text:s text:c="8"/><text:span text:style-name="T2">else if</text:span><text:span text:style-name="T5">(k &gt; p-&gt;</text:span><text:span text:style-name="T6">value</text:span><text:span text:style-name="T5">) {</text:span></text:p>
      <text:p text:style-name="P4"><text:s text:c="12"/><text:span text:style-name="T5">p-&gt;</text:span><text:span text:style-name="T6">right </text:span><text:span text:style-name="T5">= _remove(p-&gt;</text:span><text:span text:style-name="T6">right</text:span><text:span text:style-name="T5">, k);</text:span></text:p>
      <text:p text:style-name="P4"><text:s text:c="8"/><text:span text:style-name="T5">} </text:span><text:span text:style-name="T2">else </text:span><text:span text:style-name="T5">{</text:span></text:p>
      <text:p text:style-name="P4"><text:s text:c="12"/><text:span text:style-name="T4">Node </text:span><text:span text:style-name="T5">* q = p-&gt;</text:span><text:span text:style-name="T6">left</text:span><text:span text:style-name="T5">;</text:span></text:p>
      <text:p text:style-name="P4"><text:s text:c="12"/><text:span text:style-name="T4">Node </text:span><text:span text:style-name="T5">* r = p-&gt;</text:span><text:span text:style-name="T6">right</text:span><text:span text:style-name="T5">;</text:span></text:p>
      <text:p text:style-name="P4"><text:s text:c="12"/><text:span text:style-name="T2">delete </text:span><text:span text:style-name="T5">p;</text:span></text:p>
      <text:p text:style-name="P4"><text:s text:c="12"/><text:span text:style-name="T2">if</text:span><text:span text:style-name="T5">(!r) </text:span><text:span text:style-name="T2">return </text:span><text:span text:style-name="T5">q;</text:span></text:p>
      <text:p text:style-name="P4"><text:s text:c="12"/><text:span text:style-name="T4">Node </text:span><text:span text:style-name="T5">* m = findmin(r);</text:span></text:p>
      <text:p text:style-name="P4"><text:s text:c="12"/><text:span text:style-name="T5">m-&gt;</text:span><text:span text:style-name="T6">right </text:span><text:span text:style-name="T5">= removemin(r);</text:span></text:p>
      <text:p text:style-name="P4"><text:s text:c="12"/><text:span text:style-name="T5">m-&gt;</text:span><text:span text:style-name="T6">left </text:span><text:span text:style-name="T5">= q;</text:span></text:p>
      <text:p text:style-name="P4"><text:s text:c="12"/><text:span text:style-name="T2">return </text:span><text:span text:style-name="T5">balance(m);</text:span></text:p>
      <text:p text:style-name="P4"><text:s text:c="8"/><text:span text:style-name="T5">}</text:span></text:p>
      <text:p text:style-name="P4"><text:s text:c="8"/><text:span text:style-name="T2">return </text:span><text:span text:style-name="T5">balance(p);</text:span></text:p>
      <text:p text:style-name="P4"><text:s text:c="4"/><text:span text:style-name="T5">}</text:span></text:p>
      <text:p text:style-name="P4"><text:s text:c="4"/><text:span text:style-name="T4">Node </text:span><text:span text:style-name="T5">*</text:span><text:span text:style-name="T6">root</text:span><text:span text:style-name="T5">;</text:span></text:p>
      <text:p text:style-name="P3">}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27:23.900215199</meta:creation-date>
    <dc:date>2017-04-28T15:30:31.520028946</dc:date>
    <meta:editing-duration>PT3M8S</meta:editing-duration>
    <meta:editing-cycles>1</meta:editing-cycles>
    <meta:document-statistic meta:table-count="0" meta:image-count="0" meta:object-count="0" meta:page-count="2" meta:paragraph-count="108" meta:word-count="439" meta:character-count="3411" meta:non-whitespace-character-count="2330"/>
    <meta:generator>LibreOffice/5.1.6.2$Linux_X86_64 LibreOffice_project/10m0$Build-2</meta:generator>
  </office:meta>
</office:document-meta>
</file>